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, sans-serif"/>
    <style:font-face style:name="Lohit Devanagari1" svg:font-family="'Lohit Devanagari'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ff0000"/>
    </style:style>
    <style:style style:name="P2" style:family="paragraph" style:parent-style-name="Standard">
      <style:text-properties fo:language="it" fo:country="IT"/>
    </style:style>
    <style:style style:name="P3" style:family="paragraph" style:parent-style-name="Standard">
      <style:text-properties fo:color="#000000" style:font-name="Arial1" fo:font-size="12pt" style:font-name-asian="Times New Roman" style:font-size-asian="12pt" style:font-name-complex="Arial2" style:font-size-complex="12pt"/>
    </style:style>
    <style:style style:name="P4" style:family="paragraph" style:parent-style-name="Standard">
      <style:text-properties style:font-name="Calibri" style:font-name-complex="Calibri1"/>
    </style:style>
    <style:style style:name="P5" style:family="paragraph" style:parent-style-name="Text_20_body">
      <style:text-properties fo:color="#000000"/>
    </style:style>
    <style:style style:name="P6" style:family="paragraph" style:parent-style-name="Text_20_body">
      <style:text-properties fo:color="#000000" style:font-name="Arial" fo:font-size="12pt"/>
    </style:style>
    <style:style style:name="P7" style:family="paragraph" style:parent-style-name="Text_20_body">
      <style:text-properties fo:color="#000000" style:font-name="Arial" fo:font-size="12pt" fo:background-color="#ffffff"/>
    </style:style>
    <style:style style:name="P8" style:family="paragraph" style:parent-style-name="Text_20_body">
      <style:text-properties fo:color="#ff0000" style:font-name="Arial" fo:font-size="12pt"/>
    </style:style>
    <style:style style:name="P9" style:family="paragraph" style:parent-style-name="Standard">
      <style:paragraph-properties fo:margin-top="0.0417in" fo:margin-bottom="0.0417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1d1c1d" style:font-name="Courier New" fo:font-size="9pt" style:font-name-asian="Times New Roman" style:font-size-asian="9pt" style:font-name-complex="Courier New1" style:font-size-complex="9pt"/>
    </style:style>
    <style:style style:name="P10" style:family="paragraph" style:parent-style-name="Standard" style:master-page-name="Standard">
      <style:paragraph-properties style:page-number="auto"/>
      <style:text-properties fo:color="#ff0000"/>
    </style:style>
    <style:style style:name="T1" style:family="text">
      <style:text-properties officeooo:rsid="00049a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Kerberos commands:</text:p>
      <text:p text:style-name="Standard">kinit -f battisti@FNAL.GOV <text:s text:c="15"/></text:p>
      <text:p text:style-name="Standard">Password: <text:span text:style-name="T1">Carrot2020</text:span></text:p>
      <text:p text:style-name="Standard">ssh -K <text:a xlink:type="simple" xlink:href="mailto:battisti@dunegpvmN.fnal.gov" text:style-name="Internet_20_link" text:visited-style-name="Visited_20_Internet_20_Link">battisti@dunegpvmN.fnal.gov</text:a> (with N= 01 to 15)</text:p>
      <text:p text:style-name="P1">Art setup</text:p>
      <text:p text:style-name="Standard">source /cvmfs/dune.opensciencegrid.org/products/dune/setup_dune.sh</text:p>
      <text:p text:style-name="P2">setup garsoft v02_05_00 -q e17:prof</text:p>
      <text:p text:style-name="P1">Root Setup</text:p>
      <text:p text:style-name="P9">. /cvmfs/larsoft.opensciencegrid.org/products/setup<text:line-break/>setup root v6_18_04d -q e19:prof</text:p>
      <text:p text:style-name="Standard"/>
      <text:p text:style-name="P1">Edep-sim setup</text:p>
      <text:p text:style-name="P8">It is pretty simple, do this:</text:p>
      <text:p text:style-name="P6">- source /cvmfs/dune.opensciencegrid.org/products/dune/setup_dune.sh </text:p>
      <text:p text:style-name="P6">- setup geant4 v4_10_3_p03e -q e19:prof</text:p>
      <text:p text:style-name="P6">- setup root v6_18_04d -q e19:prof</text:p>
      <text:p text:style-name="P6">- Then clone the git folder from github: git clone https://github.com/ClarkMcGrew/edep-sim.git</text:p>
      <text:p text:style-name="P6">- cd edep-sim</text:p>
      <text:p text:style-name="P6">- source setup.sh</text:p>
      <text:p text:style-name="P6">- edep-build</text:p>
      <text:p text:style-name="P5"> </text:p>
      <text:p text:style-name="P6">It will compile edep-sim. Then if you want to use edep-sim (in any new terminal), you need to do only:</text:p>
      <text:p text:style-name="P6">- source /cvmfs/dune.opensciencegrid.org/products/dune/setup_dune.sh </text:p>
      <text:p text:style-name="P6">- setup geant4 v4_10_3_p03e -q e19:prof</text:p>
      <text:p text:style-name="P6">- setup root v6_18_04d -q e19:prof</text:p>
      <text:p text:style-name="P7">- source setup.sh</text:p>
      <text:p text:style-name="P6">- To run the sim: edep-sim -C -g &lt;geo file&gt; -o &lt;output&gt; -p &lt;physics list&gt; -u -e &lt;nevents&gt; &lt;mac file&gt;</text:p>
      <text:p text:style-name="P3"/>
      <text:p text:style-name="P1"><text:soft-page-break/>Change geometry in a fhicl file</text:p>
      <text:p text:style-name="P9">services.Geometry.RelativePath:</text:p>
      <text:p text:style-name="P1"/>
      <text:p text:style-name="Standard"><text:bookmark-start text:name="_GoBack"/>services.Geometry.GDML:<text:bookmark-end text:name="_GoBack"/>"/nd_hall_mpd_only/nd_hall_mpd_only_60l_SPY_v2_wMuID.gdml"</text:p>
      <text:p text:style-name="Standard">services.Geometry.ROOT:"/nd_hall_mpd_only/nd_hall_mpd_only_ECalOctagon_60l_SPY_v2_wMuID.gdml"</text:p>
      <text:p text:style-name="P1">Convert to rootracker </text:p>
      <text:p text:style-name="Standard">gntpc -i myfile.ghep.root -f t2k_rootracker</text:p>
      <text:p text:style-name="P1">Extend Anajob</text:p>
      <text:p text:style-name="P4">physics.analyzers.anatree.WriteMCPTrajectory: true</text:p>
      <text:p text:style-name="P4">physics.analyzers.anatree.WriteMCPTrajMomenta: true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, sans-serif"/>
    <style:font-face style:name="Lohit Devanagari1" svg:font-family="'Lohit Devanagari'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Federico Battisti</meta:initial-creator>
    <meta:editing-cycles>19</meta:editing-cycles>
    <meta:creation-date>2020-08-28T08:03:00</meta:creation-date>
    <dc:date>2021-09-16T23:15:10.130639108</dc:date>
    <meta:editing-duration>PT18H54M4S</meta:editing-duration>
    <meta:generator>LibreOffice/6.4.6.2$Linux_X86_64 LibreOffice_project/40$Build-2</meta:generator>
    <meta:document-statistic meta:table-count="0" meta:image-count="0" meta:object-count="0" meta:page-count="2" meta:paragraph-count="34" meta:word-count="156" meta:character-count="1435" meta:non-whitespace-character-count="129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